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sql files for both postgres and mysql (mysql workbench needs the database name, pgAdminIII doesn't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2:4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1T12:43:53</dc:date>
    <meta:editing-duration>PT09H05M27S</meta:editing-duration>
    <meta:editing-cycles>58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